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2.596cm" style:rel-column-width="10009*"/>
    </style:style>
    <style:style style:name="Táblázat1.B" style:family="table-column">
      <style:table-column-properties style:column-width="5.207cm" style:rel-column-width="20072*"/>
    </style:style>
    <style:style style:name="Táblázat1.C" style:family="table-column">
      <style:table-column-properties style:column-width="9.197cm" style:rel-column-width="35454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13cm" fo:margin-left="0cm" table:align="left" style:may-break-between-rows="false"/>
    </style:style>
    <style:style style:name="Táblázat2.A" style:family="table-column">
      <style:table-column-properties style:column-width="0.794cm"/>
    </style:style>
    <style:style style:name="Táblázat2.C" style:family="table-column">
      <style:table-column-properties style:column-width="0.82cm"/>
    </style:style>
    <style:style style:name="Táblázat2.D" style:family="table-column">
      <style:table-column-properties style:column-width="3.281cm"/>
    </style:style>
    <style:style style:name="Táblázat2.E" style:family="table-column">
      <style:table-column-properties style:column-width="5.609cm"/>
    </style:style>
    <style:style style:name="Táblázat2.F" style:family="table-column">
      <style:table-column-properties style:column-width="5.715cm"/>
    </style:style>
    <style:style style:name="Táblázat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D2" style:family="table-cell">
      <style:table-cell-properties fo:padding="0.097cm" fo:border-left="0.05pt solid #000000" fo:border-right="none" fo:border-top="none" fo:border-bottom="0.05pt solid #000000"/>
    </style:style>
    <style:style style:name="Táblázat2.E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3" style:family="table-cell">
      <style:table-cell-properties fo:padding="0.097cm" fo:border-left="0.05pt solid #000000" fo:border-right="none" fo:border-top="none" fo:border-bottom="0.05pt solid #000000"/>
    </style:style>
    <style:style style:name="Táblázat2.E3" style:family="table-cell">
      <style:table-cell-properties fo:padding="0.097cm" fo:border-left="0.05pt solid #000000" fo:border-right="none" fo:border-top="none" fo:border-bottom="0.05pt solid #000000"/>
    </style:style>
    <style:style style:name="Táblázat2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4" style:family="table-cell">
      <style:table-cell-properties fo:padding="0.097cm" fo:border-left="0.05pt solid #000000" fo:border-right="none" fo:border-top="none" fo:border-bottom="0.05pt solid #000000"/>
    </style:style>
    <style:style style:name="Táblázat2.E4" style:family="table-cell">
      <style:table-cell-properties fo:padding="0.097cm" fo:border-left="0.05pt solid #000000" fo:border-right="none" fo:border-top="none" fo:border-bottom="0.05pt solid #000000"/>
    </style:style>
    <style:style style:name="Táblázat2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5" style:family="table-cell">
      <style:table-cell-properties fo:padding="0.097cm" fo:border-left="0.05pt solid #000000" fo:border-right="none" fo:border-top="none" fo:border-bottom="0.05pt solid #000000"/>
    </style:style>
    <style:style style:name="Táblázat2.E5" style:family="table-cell">
      <style:table-cell-properties fo:padding="0.097cm" fo:border-left="0.05pt solid #000000" fo:border-right="none" fo:border-top="none" fo:border-bottom="0.05pt solid #000000"/>
    </style:style>
    <style:style style:name="Táblázat2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6" style:family="table-cell">
      <style:table-cell-properties fo:padding="0.097cm" fo:border-left="0.05pt solid #000000" fo:border-right="none" fo:border-top="none" fo:border-bottom="0.05pt solid #000000"/>
    </style:style>
    <style:style style:name="Táblázat2.E6" style:family="table-cell">
      <style:table-cell-properties fo:padding="0.097cm" fo:border-left="0.05pt solid #000000" fo:border-right="none" fo:border-top="none" fo:border-bottom="0.05pt solid #000000"/>
    </style:style>
    <style:style style:name="Táblázat2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7" style:family="table-cell">
      <style:table-cell-properties fo:padding="0.097cm" fo:border-left="0.05pt solid #000000" fo:border-right="none" fo:border-top="none" fo:border-bottom="0.05pt solid #000000"/>
    </style:style>
    <style:style style:name="Táblázat2.D7" style:family="table-cell">
      <style:table-cell-properties fo:padding="0.097cm" fo:border-left="0.05pt solid #000000" fo:border-right="none" fo:border-top="none" fo:border-bottom="0.05pt solid #000000"/>
    </style:style>
    <style:style style:name="Táblázat2.E7" style:family="table-cell">
      <style:table-cell-properties fo:padding="0.097cm" fo:border-left="0.05pt solid #000000" fo:border-right="none" fo:border-top="none" fo:border-bottom="0.05pt solid #000000"/>
    </style:style>
    <style:style style:name="Táblázat2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8" style:family="table-cell">
      <style:table-cell-properties fo:padding="0.097cm" fo:border-left="0.05pt solid #000000" fo:border-right="none" fo:border-top="none" fo:border-bottom="0.05pt solid #000000"/>
    </style:style>
    <style:style style:name="Táblázat2.B8" style:family="table-cell">
      <style:table-cell-properties fo:padding="0.097cm" fo:border-left="0.05pt solid #000000" fo:border-right="none" fo:border-top="none" fo:border-bottom="0.05pt solid #000000"/>
    </style:style>
    <style:style style:name="Táblázat2.D8" style:family="table-cell">
      <style:table-cell-properties fo:padding="0.097cm" fo:border-left="0.05pt solid #000000" fo:border-right="none" fo:border-top="none" fo:border-bottom="0.05pt solid #000000"/>
    </style:style>
    <style:style style:name="Táblázat2.E8" style:family="table-cell">
      <style:table-cell-properties fo:padding="0.097cm" fo:border-left="0.05pt solid #000000" fo:border-right="none" fo:border-top="none" fo:border-bottom="0.05pt solid #000000"/>
    </style:style>
    <style:style style:name="Táblázat2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9" style:family="table-cell">
      <style:table-cell-properties fo:padding="0.097cm" fo:border-left="0.05pt solid #000000" fo:border-right="none" fo:border-top="none" fo:border-bottom="0.05pt solid #000000"/>
    </style:style>
    <style:style style:name="Táblázat2.B9" style:family="table-cell">
      <style:table-cell-properties fo:padding="0.097cm" fo:border-left="0.05pt solid #000000" fo:border-right="none" fo:border-top="none" fo:border-bottom="0.05pt solid #000000"/>
    </style:style>
    <style:style style:name="Táblázat2.D9" style:family="table-cell">
      <style:table-cell-properties fo:padding="0.097cm" fo:border-left="0.05pt solid #000000" fo:border-right="none" fo:border-top="none" fo:border-bottom="0.05pt solid #000000"/>
    </style:style>
    <style:style style:name="Táblázat2.E9" style:family="table-cell">
      <style:table-cell-properties fo:padding="0.097cm" fo:border-left="0.05pt solid #000000" fo:border-right="none" fo:border-top="none" fo:border-bottom="0.05pt solid #000000"/>
    </style:style>
    <style:style style:name="Táblázat2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0" style:family="table-cell">
      <style:table-cell-properties fo:padding="0.097cm" fo:border-left="0.05pt solid #000000" fo:border-right="none" fo:border-top="none" fo:border-bottom="0.05pt solid #000000"/>
    </style:style>
    <style:style style:name="Táblázat2.B10" style:family="table-cell">
      <style:table-cell-properties fo:padding="0.097cm" fo:border-left="0.05pt solid #000000" fo:border-right="none" fo:border-top="none" fo:border-bottom="0.05pt solid #000000"/>
    </style:style>
    <style:style style:name="Táblázat2.D10" style:family="table-cell">
      <style:table-cell-properties fo:padding="0.097cm" fo:border-left="0.05pt solid #000000" fo:border-right="none" fo:border-top="none" fo:border-bottom="0.05pt solid #000000"/>
    </style:style>
    <style:style style:name="Táblázat2.E10" style:family="table-cell">
      <style:table-cell-properties fo:padding="0.097cm" fo:border-left="0.05pt solid #000000" fo:border-right="none" fo:border-top="none" fo:border-bottom="0.05pt solid #000000"/>
    </style:style>
    <style:style style:name="Táblázat2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1" style:family="table-cell">
      <style:table-cell-properties fo:padding="0.097cm" fo:border-left="0.05pt solid #000000" fo:border-right="none" fo:border-top="none" fo:border-bottom="0.05pt solid #000000"/>
    </style:style>
    <style:style style:name="Táblázat2.B11" style:family="table-cell">
      <style:table-cell-properties fo:padding="0.097cm" fo:border-left="0.05pt solid #000000" fo:border-right="none" fo:border-top="none" fo:border-bottom="0.05pt solid #000000"/>
    </style:style>
    <style:style style:name="Táblázat2.D11" style:family="table-cell">
      <style:table-cell-properties fo:padding="0.097cm" fo:border-left="0.05pt solid #000000" fo:border-right="none" fo:border-top="none" fo:border-bottom="0.05pt solid #000000"/>
    </style:style>
    <style:style style:name="Táblázat2.E11" style:family="table-cell">
      <style:table-cell-properties fo:padding="0.097cm" fo:border-left="0.05pt solid #000000" fo:border-right="none" fo:border-top="none" fo:border-bottom="0.05pt solid #000000"/>
    </style:style>
    <style:style style:name="Táblázat2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2" style:family="table-cell">
      <style:table-cell-properties fo:padding="0.097cm" fo:border-left="0.05pt solid #000000" fo:border-right="none" fo:border-top="none" fo:border-bottom="0.05pt solid #000000"/>
    </style:style>
    <style:style style:name="Táblázat2.B12" style:family="table-cell">
      <style:table-cell-properties fo:padding="0.097cm" fo:border-left="0.05pt solid #000000" fo:border-right="none" fo:border-top="none" fo:border-bottom="0.05pt solid #000000"/>
    </style:style>
    <style:style style:name="Táblázat2.D12" style:family="table-cell">
      <style:table-cell-properties fo:padding="0.097cm" fo:border-left="0.05pt solid #000000" fo:border-right="none" fo:border-top="none" fo:border-bottom="0.05pt solid #000000"/>
    </style:style>
    <style:style style:name="Táblázat2.E12" style:family="table-cell">
      <style:table-cell-properties fo:padding="0.097cm" fo:border-left="0.05pt solid #000000" fo:border-right="none" fo:border-top="none" fo:border-bottom="0.05pt solid #000000"/>
    </style:style>
    <style:style style:name="Táblázat2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3" style:family="table-cell">
      <style:table-cell-properties fo:padding="0.097cm" fo:border-left="0.05pt solid #000000" fo:border-right="none" fo:border-top="none" fo:border-bottom="0.05pt solid #000000"/>
    </style:style>
    <style:style style:name="Táblázat2.B13" style:family="table-cell">
      <style:table-cell-properties fo:padding="0.097cm" fo:border-left="0.05pt solid #000000" fo:border-right="none" fo:border-top="none" fo:border-bottom="0.05pt solid #000000"/>
    </style:style>
    <style:style style:name="Táblázat2.D13" style:family="table-cell">
      <style:table-cell-properties fo:padding="0.097cm" fo:border-left="0.05pt solid #000000" fo:border-right="none" fo:border-top="none" fo:border-bottom="0.05pt solid #000000"/>
    </style:style>
    <style:style style:name="Táblázat2.E13" style:family="table-cell">
      <style:table-cell-properties fo:padding="0.097cm" fo:border-left="0.05pt solid #000000" fo:border-right="none" fo:border-top="none" fo:border-bottom="0.05pt solid #000000"/>
    </style:style>
    <style:style style:name="Táblázat2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4" style:family="table-cell">
      <style:table-cell-properties fo:padding="0.097cm" fo:border-left="0.05pt solid #000000" fo:border-right="none" fo:border-top="none" fo:border-bottom="0.05pt solid #000000"/>
    </style:style>
    <style:style style:name="Táblázat2.B14" style:family="table-cell">
      <style:table-cell-properties fo:padding="0.097cm" fo:border-left="0.05pt solid #000000" fo:border-right="none" fo:border-top="none" fo:border-bottom="0.05pt solid #000000"/>
    </style:style>
    <style:style style:name="Táblázat2.D14" style:family="table-cell">
      <style:table-cell-properties fo:padding="0.097cm" fo:border-left="0.05pt solid #000000" fo:border-right="none" fo:border-top="none" fo:border-bottom="0.05pt solid #000000"/>
    </style:style>
    <style:style style:name="Táblázat2.E14" style:family="table-cell">
      <style:table-cell-properties fo:padding="0.097cm" fo:border-left="0.05pt solid #000000" fo:border-right="none" fo:border-top="none" fo:border-bottom="0.05pt solid #000000"/>
    </style:style>
    <style:style style:name="Táblázat2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5" style:family="table-cell">
      <style:table-cell-properties fo:padding="0.097cm" fo:border-left="0.05pt solid #000000" fo:border-right="none" fo:border-top="none" fo:border-bottom="0.05pt solid #000000"/>
    </style:style>
    <style:style style:name="Táblázat2.B15" style:family="table-cell">
      <style:table-cell-properties fo:padding="0.097cm" fo:border-left="0.05pt solid #000000" fo:border-right="none" fo:border-top="none" fo:border-bottom="0.05pt solid #000000"/>
    </style:style>
    <style:style style:name="Táblázat2.D15" style:family="table-cell">
      <style:table-cell-properties fo:padding="0.097cm" fo:border-left="0.05pt solid #000000" fo:border-right="none" fo:border-top="none" fo:border-bottom="0.05pt solid #000000"/>
    </style:style>
    <style:style style:name="Táblázat2.E15" style:family="table-cell">
      <style:table-cell-properties fo:padding="0.097cm" fo:border-left="0.05pt solid #000000" fo:border-right="none" fo:border-top="none" fo:border-bottom="0.05pt solid #000000"/>
    </style:style>
    <style:style style:name="Táblázat2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6" style:family="table-cell">
      <style:table-cell-properties fo:padding="0.097cm" fo:border-left="0.05pt solid #000000" fo:border-right="none" fo:border-top="none" fo:border-bottom="0.05pt solid #000000"/>
    </style:style>
    <style:style style:name="Táblázat2.B16" style:family="table-cell">
      <style:table-cell-properties fo:padding="0.097cm" fo:border-left="0.05pt solid #000000" fo:border-right="none" fo:border-top="none" fo:border-bottom="0.05pt solid #000000"/>
    </style:style>
    <style:style style:name="Táblázat2.D16" style:family="table-cell">
      <style:table-cell-properties fo:padding="0.097cm" fo:border-left="0.05pt solid #000000" fo:border-right="none" fo:border-top="none" fo:border-bottom="0.05pt solid #000000"/>
    </style:style>
    <style:style style:name="Táblázat2.E16" style:family="table-cell">
      <style:table-cell-properties fo:padding="0.097cm" fo:border-left="0.05pt solid #000000" fo:border-right="none" fo:border-top="none" fo:border-bottom="0.05pt solid #000000"/>
    </style:style>
    <style:style style:name="Táblázat2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7" style:family="table-cell">
      <style:table-cell-properties fo:padding="0.097cm" fo:border-left="0.05pt solid #000000" fo:border-right="none" fo:border-top="none" fo:border-bottom="0.05pt solid #000000"/>
    </style:style>
    <style:style style:name="Táblázat2.B17" style:family="table-cell">
      <style:table-cell-properties fo:padding="0.097cm" fo:border-left="0.05pt solid #000000" fo:border-right="none" fo:border-top="none" fo:border-bottom="0.05pt solid #000000"/>
    </style:style>
    <style:style style:name="Táblázat2.D17" style:family="table-cell">
      <style:table-cell-properties fo:padding="0.097cm" fo:border-left="0.05pt solid #000000" fo:border-right="none" fo:border-top="none" fo:border-bottom="0.05pt solid #000000"/>
    </style:style>
    <style:style style:name="Táblázat2.E17" style:family="table-cell">
      <style:table-cell-properties fo:padding="0.097cm" fo:border-left="0.05pt solid #000000" fo:border-right="none" fo:border-top="none" fo:border-bottom="0.05pt solid #000000"/>
    </style:style>
    <style:style style:name="Táblázat2.F1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8" style:family="table-cell">
      <style:table-cell-properties fo:padding="0.097cm" fo:border-left="0.05pt solid #000000" fo:border-right="none" fo:border-top="none" fo:border-bottom="0.05pt solid #000000"/>
    </style:style>
    <style:style style:name="Táblázat2.B18" style:family="table-cell">
      <style:table-cell-properties fo:padding="0.097cm" fo:border-left="0.05pt solid #000000" fo:border-right="none" fo:border-top="none" fo:border-bottom="0.05pt solid #000000"/>
    </style:style>
    <style:style style:name="Táblázat2.D18" style:family="table-cell">
      <style:table-cell-properties fo:padding="0.097cm" fo:border-left="0.05pt solid #000000" fo:border-right="none" fo:border-top="none" fo:border-bottom="0.05pt solid #000000"/>
    </style:style>
    <style:style style:name="Táblázat2.E18" style:family="table-cell">
      <style:table-cell-properties fo:padding="0.097cm" fo:border-left="0.05pt solid #000000" fo:border-right="none" fo:border-top="none" fo:border-bottom="0.05pt solid #000000"/>
    </style:style>
    <style:style style:name="Táblázat2.F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9" style:family="table-cell">
      <style:table-cell-properties fo:padding="0.097cm" fo:border-left="0.05pt solid #000000" fo:border-right="none" fo:border-top="none" fo:border-bottom="0.05pt solid #000000"/>
    </style:style>
    <style:style style:name="Táblázat2.B19" style:family="table-cell">
      <style:table-cell-properties fo:padding="0.097cm" fo:border-left="0.05pt solid #000000" fo:border-right="none" fo:border-top="none" fo:border-bottom="0.05pt solid #000000"/>
    </style:style>
    <style:style style:name="Táblázat2.D19" style:family="table-cell">
      <style:table-cell-properties fo:padding="0.097cm" fo:border-left="0.05pt solid #000000" fo:border-right="none" fo:border-top="none" fo:border-bottom="0.05pt solid #000000"/>
    </style:style>
    <style:style style:name="Táblázat2.E19" style:family="table-cell">
      <style:table-cell-properties fo:padding="0.097cm" fo:border-left="0.05pt solid #000000" fo:border-right="none" fo:border-top="none" fo:border-bottom="0.05pt solid #000000"/>
    </style:style>
    <style:style style:name="Táblázat2.F1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6.907cm" fo:margin-left="0.099cm" table:align="left" style:may-break-between-rows="false"/>
    </style:style>
    <style:style style:name="Táblázat3.A" style:family="table-column">
      <style:table-column-properties style:column-width="0.688cm"/>
    </style:style>
    <style:style style:name="Táblázat3.B" style:family="table-column">
      <style:table-column-properties style:column-width="0.82cm"/>
    </style:style>
    <style:style style:name="Táblázat3.C" style:family="table-column">
      <style:table-column-properties style:column-width="0.794cm"/>
    </style:style>
    <style:style style:name="Táblázat3.D" style:family="table-column">
      <style:table-column-properties style:column-width="2.91cm"/>
    </style:style>
    <style:style style:name="Táblázat3.E" style:family="table-column">
      <style:table-column-properties style:column-width="2.288cm"/>
    </style:style>
    <style:style style:name="Táblázat3.F" style:family="table-column">
      <style:table-column-properties style:column-width="9.407cm"/>
    </style:style>
    <style:style style:name="Táblázat3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F1" style:family="table-cell">
      <style:table-cell-properties fo:padding="0.097cm" fo:border="0.05pt solid #000000"/>
    </style:style>
    <style:style style:name="Táblázat3.D2" style:family="table-cell">
      <style:table-cell-properties fo:padding="0.097cm" fo:border-left="0.05pt solid #000000" fo:border-right="none" fo:border-top="none" fo:border-bottom="0.05pt solid #000000"/>
    </style:style>
    <style:style style:name="Táblázat3.E2" style:family="table-cell">
      <style:table-cell-properties fo:padding="0.097cm" fo:border-left="0.05pt solid #000000" fo:border-right="none" fo:border-top="none" fo:border-bottom="0.05pt solid #000000"/>
    </style:style>
    <style:style style:name="Táblázat3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3" style:family="table-cell">
      <style:table-cell-properties fo:padding="0.097cm" fo:border-left="0.05pt solid #000000" fo:border-right="none" fo:border-top="none" fo:border-bottom="0.05pt solid #000000"/>
    </style:style>
    <style:style style:name="Táblázat3.E3" style:family="table-cell">
      <style:table-cell-properties fo:padding="0.097cm" fo:border-left="0.05pt solid #000000" fo:border-right="none" fo:border-top="none" fo:border-bottom="0.05pt solid #000000"/>
    </style:style>
    <style:style style:name="Táblázat3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4" style:family="table-cell">
      <style:table-cell-properties fo:padding="0.097cm" fo:border-left="0.05pt solid #000000" fo:border-right="none" fo:border-top="none" fo:border-bottom="0.05pt solid #000000"/>
    </style:style>
    <style:style style:name="Táblázat3.E4" style:family="table-cell">
      <style:table-cell-properties fo:padding="0.097cm" fo:border-left="0.05pt solid #000000" fo:border-right="none" fo:border-top="none" fo:border-bottom="0.05pt solid #000000"/>
    </style:style>
    <style:style style:name="Táblázat3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97cm" fo:border-left="0.05pt solid #000000" fo:border-right="none" fo:border-top="none" fo:border-bottom="0.05pt solid #000000"/>
    </style:style>
    <style:style style:name="Táblázat3.E5" style:family="table-cell">
      <style:table-cell-properties fo:padding="0.097cm" fo:border-left="0.05pt solid #000000" fo:border-right="none" fo:border-top="none" fo:border-bottom="0.05pt solid #000000"/>
    </style:style>
    <style:style style:name="Táblázat3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6" style:family="table-cell">
      <style:table-cell-properties fo:padding="0.097cm" fo:border-left="0.05pt solid #000000" fo:border-right="none" fo:border-top="none" fo:border-bottom="0.05pt solid #000000"/>
    </style:style>
    <style:style style:name="Táblázat3.E6" style:family="table-cell">
      <style:table-cell-properties fo:padding="0.097cm" fo:border-left="0.05pt solid #000000" fo:border-right="none" fo:border-top="none" fo:border-bottom="0.05pt solid #000000"/>
    </style:style>
    <style:style style:name="Táblázat3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7" style:family="table-cell">
      <style:table-cell-properties fo:padding="0.097cm" fo:border-left="0.05pt solid #000000" fo:border-right="none" fo:border-top="none" fo:border-bottom="0.05pt solid #000000"/>
    </style:style>
    <style:style style:name="Táblázat3.E7" style:family="table-cell">
      <style:table-cell-properties fo:padding="0.097cm" fo:border-left="0.05pt solid #000000" fo:border-right="none" fo:border-top="none" fo:border-bottom="0.05pt solid #000000"/>
    </style:style>
    <style:style style:name="Táblázat3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8" style:family="table-cell">
      <style:table-cell-properties fo:padding="0.097cm" fo:border-left="0.05pt solid #000000" fo:border-right="none" fo:border-top="none" fo:border-bottom="0.05pt solid #000000"/>
    </style:style>
    <style:style style:name="Táblázat3.E8" style:family="table-cell">
      <style:table-cell-properties fo:padding="0.097cm" fo:border-left="0.05pt solid #000000" fo:border-right="none" fo:border-top="none" fo:border-bottom="0.05pt solid #000000"/>
    </style:style>
    <style:style style:name="Táblázat3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9" style:family="table-cell">
      <style:table-cell-properties fo:padding="0.097cm" fo:border-left="0.05pt solid #000000" fo:border-right="none" fo:border-top="none" fo:border-bottom="0.05pt solid #000000"/>
    </style:style>
    <style:style style:name="Táblázat3.C9" style:family="table-cell">
      <style:table-cell-properties fo:padding="0.097cm" fo:border-left="0.05pt solid #000000" fo:border-right="none" fo:border-top="none" fo:border-bottom="0.05pt solid #000000"/>
    </style:style>
    <style:style style:name="Táblázat3.D9" style:family="table-cell">
      <style:table-cell-properties fo:padding="0.097cm" fo:border-left="0.05pt solid #000000" fo:border-right="none" fo:border-top="none" fo:border-bottom="0.05pt solid #000000"/>
    </style:style>
    <style:style style:name="Táblázat3.E9" style:family="table-cell">
      <style:table-cell-properties fo:padding="0.097cm" fo:border-left="0.05pt solid #000000" fo:border-right="none" fo:border-top="none" fo:border-bottom="0.05pt solid #000000"/>
    </style:style>
    <style:style style:name="Táblázat3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0" style:family="table-cell">
      <style:table-cell-properties fo:padding="0.097cm" fo:border-left="0.05pt solid #000000" fo:border-right="none" fo:border-top="none" fo:border-bottom="0.05pt solid #000000"/>
    </style:style>
    <style:style style:name="Táblázat3.C10" style:family="table-cell">
      <style:table-cell-properties fo:padding="0.097cm" fo:border-left="0.05pt solid #000000" fo:border-right="none" fo:border-top="none" fo:border-bottom="0.05pt solid #000000"/>
    </style:style>
    <style:style style:name="Táblázat3.D10" style:family="table-cell">
      <style:table-cell-properties fo:padding="0.097cm" fo:border-left="0.05pt solid #000000" fo:border-right="none" fo:border-top="none" fo:border-bottom="0.05pt solid #000000"/>
    </style:style>
    <style:style style:name="Táblázat3.E10" style:family="table-cell">
      <style:table-cell-properties fo:padding="0.097cm" fo:border-left="0.05pt solid #000000" fo:border-right="none" fo:border-top="none" fo:border-bottom="0.05pt solid #000000"/>
    </style:style>
    <style:style style:name="Táblázat3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1" style:family="table-cell">
      <style:table-cell-properties fo:padding="0.097cm" fo:border-left="0.05pt solid #000000" fo:border-right="none" fo:border-top="none" fo:border-bottom="0.05pt solid #000000"/>
    </style:style>
    <style:style style:name="Táblázat3.B11" style:family="table-cell">
      <style:table-cell-properties fo:padding="0.097cm" fo:border-left="0.05pt solid #000000" fo:border-right="none" fo:border-top="none" fo:border-bottom="0.05pt solid #000000"/>
    </style:style>
    <style:style style:name="Táblázat3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D11" style:family="table-cell">
      <style:table-cell-properties fo:padding="0.097cm" fo:border-left="0.05pt solid #000000" fo:border-right="none" fo:border-top="none" fo:border-bottom="0.05pt solid #000000"/>
    </style:style>
    <style:style style:name="Táblázat3.E11" style:family="table-cell">
      <style:table-cell-properties fo:padding="0.097cm" fo:border-left="0.05pt solid #000000" fo:border-right="none" fo:border-top="none" fo:border-bottom="0.05pt solid #000000"/>
    </style:style>
    <style:style style:name="Táblázat3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2" style:family="table-cell">
      <style:table-cell-properties fo:padding="0.097cm" fo:border-left="0.05pt solid #000000" fo:border-right="none" fo:border-top="none" fo:border-bottom="0.05pt solid #000000"/>
    </style:style>
    <style:style style:name="Táblázat3.B12" style:family="table-cell">
      <style:table-cell-properties fo:padding="0.097cm" fo:border-left="0.05pt solid #000000" fo:border-right="none" fo:border-top="none" fo:border-bottom="0.05pt solid #000000"/>
    </style:style>
    <style:style style:name="Táblázat3.C12" style:family="table-cell">
      <style:table-cell-properties fo:padding="0.097cm" fo:border-left="0.05pt solid #000000" fo:border-right="none" fo:border-top="none" fo:border-bottom="0.05pt solid #000000"/>
    </style:style>
    <style:style style:name="Táblázat3.D12" style:family="table-cell">
      <style:table-cell-properties fo:padding="0.097cm" fo:border-left="0.05pt solid #000000" fo:border-right="none" fo:border-top="none" fo:border-bottom="0.05pt solid #000000"/>
    </style:style>
    <style:style style:name="Táblázat3.E12" style:family="table-cell">
      <style:table-cell-properties fo:padding="0.097cm" fo:border-left="0.05pt solid #000000" fo:border-right="none" fo:border-top="none" fo:border-bottom="0.05pt solid #000000"/>
    </style:style>
    <style:style style:name="Táblázat3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3" style:family="table-cell">
      <style:table-cell-properties fo:padding="0.097cm" fo:border-left="0.05pt solid #000000" fo:border-right="none" fo:border-top="none" fo:border-bottom="0.05pt solid #000000"/>
    </style:style>
    <style:style style:name="Táblázat3.B13" style:family="table-cell">
      <style:table-cell-properties fo:padding="0.097cm" fo:border-left="0.05pt solid #000000" fo:border-right="none" fo:border-top="none" fo:border-bottom="0.05pt solid #000000"/>
    </style:style>
    <style:style style:name="Táblázat3.C13" style:family="table-cell">
      <style:table-cell-properties fo:padding="0.097cm" fo:border-left="0.05pt solid #000000" fo:border-right="none" fo:border-top="none" fo:border-bottom="0.05pt solid #000000"/>
    </style:style>
    <style:style style:name="Táblázat3.D13" style:family="table-cell">
      <style:table-cell-properties fo:padding="0.097cm" fo:border-left="0.05pt solid #000000" fo:border-right="none" fo:border-top="none" fo:border-bottom="0.05pt solid #000000"/>
    </style:style>
    <style:style style:name="Táblázat3.E13" style:family="table-cell">
      <style:table-cell-properties fo:padding="0.097cm" fo:border-left="0.05pt solid #000000" fo:border-right="none" fo:border-top="none" fo:border-bottom="0.05pt solid #000000"/>
    </style:style>
    <style:style style:name="Táblázat3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4" style:family="table-cell">
      <style:table-cell-properties fo:padding="0.097cm" fo:border-left="0.05pt solid #000000" fo:border-right="none" fo:border-top="none" fo:border-bottom="0.05pt solid #000000"/>
    </style:style>
    <style:style style:name="Táblázat3.B14" style:family="table-cell">
      <style:table-cell-properties fo:padding="0.097cm" fo:border-left="0.05pt solid #000000" fo:border-right="none" fo:border-top="none" fo:border-bottom="0.05pt solid #000000"/>
    </style:style>
    <style:style style:name="Táblázat3.C14" style:family="table-cell">
      <style:table-cell-properties fo:padding="0.097cm" fo:border-left="0.05pt solid #000000" fo:border-right="none" fo:border-top="none" fo:border-bottom="0.05pt solid #000000"/>
    </style:style>
    <style:style style:name="Táblázat3.D14" style:family="table-cell">
      <style:table-cell-properties fo:padding="0.097cm" fo:border-left="0.05pt solid #000000" fo:border-right="none" fo:border-top="none" fo:border-bottom="0.05pt solid #000000"/>
    </style:style>
    <style:style style:name="Táblázat3.E14" style:family="table-cell">
      <style:table-cell-properties fo:padding="0.097cm" fo:border-left="0.05pt solid #000000" fo:border-right="none" fo:border-top="none" fo:border-bottom="0.05pt solid #000000"/>
    </style:style>
    <style:style style:name="Táblázat3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5" style:family="table-cell">
      <style:table-cell-properties fo:padding="0.097cm" fo:border-left="0.05pt solid #000000" fo:border-right="none" fo:border-top="none" fo:border-bottom="0.05pt solid #000000"/>
    </style:style>
    <style:style style:name="Táblázat3.B15" style:family="table-cell">
      <style:table-cell-properties fo:padding="0.097cm" fo:border-left="0.05pt solid #000000" fo:border-right="none" fo:border-top="none" fo:border-bottom="0.05pt solid #000000"/>
    </style:style>
    <style:style style:name="Táblázat3.C15" style:family="table-cell">
      <style:table-cell-properties fo:padding="0.097cm" fo:border-left="0.05pt solid #000000" fo:border-right="none" fo:border-top="none" fo:border-bottom="0.05pt solid #000000"/>
    </style:style>
    <style:style style:name="Táblázat3.D15" style:family="table-cell">
      <style:table-cell-properties fo:padding="0.097cm" fo:border-left="0.05pt solid #000000" fo:border-right="none" fo:border-top="none" fo:border-bottom="0.05pt solid #000000"/>
    </style:style>
    <style:style style:name="Táblázat3.E15" style:family="table-cell">
      <style:table-cell-properties fo:padding="0.097cm" fo:border-left="0.05pt solid #000000" fo:border-right="none" fo:border-top="none" fo:border-bottom="0.05pt solid #000000"/>
    </style:style>
    <style:style style:name="Táblázat3.F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39ee"/>
    </style:style>
    <style:style style:name="P2" style:family="paragraph" style:parent-style-name="Standard">
      <style:text-properties officeooo:rsid="0012038b" officeooo:paragraph-rsid="0012038b"/>
    </style:style>
    <style:style style:name="P3" style:family="paragraph" style:parent-style-name="Text_20_body">
      <style:text-properties officeooo:rsid="000d39ee" officeooo:paragraph-rsid="000d39ee"/>
    </style:style>
    <style:style style:name="P4" style:family="paragraph" style:parent-style-name="Text_20_body">
      <style:text-properties officeooo:rsid="0012d88b" officeooo:paragraph-rsid="0014a3ca"/>
    </style:style>
    <style:style style:name="P5" style:family="paragraph" style:parent-style-name="Text_20_body">
      <style:text-properties officeooo:rsid="0014a3ca" officeooo:paragraph-rsid="0014a3ca"/>
    </style:style>
    <style:style style:name="P6" style:family="paragraph" style:parent-style-name="Text_20_body">
      <style:text-properties officeooo:rsid="0016c2b8" officeooo:paragraph-rsid="0016c2b8"/>
    </style:style>
    <style:style style:name="P7" style:family="paragraph" style:parent-style-name="Text_20_body">
      <style:text-properties officeooo:rsid="00178840" officeooo:paragraph-rsid="00178840"/>
    </style:style>
    <style:style style:name="P8" style:family="paragraph" style:parent-style-name="Text_20_body">
      <style:text-properties officeooo:rsid="00196182" officeooo:paragraph-rsid="00196182"/>
    </style:style>
    <style:style style:name="P9" style:family="paragraph" style:parent-style-name="Text_20_body">
      <style:text-properties officeooo:rsid="001ad872" officeooo:paragraph-rsid="001ad872"/>
    </style:style>
    <style:style style:name="P10" style:family="paragraph" style:parent-style-name="Text_20_body">
      <style:text-properties officeooo:rsid="001b9483" officeooo:paragraph-rsid="001b9483"/>
    </style:style>
    <style:style style:name="P11" style:family="paragraph" style:parent-style-name="Table_20_Contents">
      <style:text-properties officeooo:rsid="000d4b4a" officeooo:paragraph-rsid="000d4b4a"/>
    </style:style>
    <style:style style:name="P12" style:family="paragraph" style:parent-style-name="Table_20_Contents">
      <style:text-properties fo:font-weight="bold" officeooo:rsid="000d4b4a" officeooo:paragraph-rsid="000d4b4a" style:font-weight-asian="bold" style:font-weight-complex="bold"/>
    </style:style>
    <style:style style:name="P13" style:family="paragraph" style:parent-style-name="Table_20_Contents">
      <style:text-properties fo:font-style="italic" fo:font-weight="bold" officeooo:paragraph-rsid="00121c67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normal" officeooo:rsid="000d4b4a" officeooo:paragraph-rsid="000d4b4a" style:font-style-asian="italic" style:font-weight-asian="normal" style:font-style-complex="italic" style:font-weight-complex="normal"/>
    </style:style>
    <style:style style:name="P15" style:family="paragraph" style:parent-style-name="Table_20_Contents">
      <style:text-properties fo:font-style="italic" fo:font-weight="normal" officeooo:rsid="000f4978" officeooo:paragraph-rsid="000f4978" style:font-style-asian="italic" style:font-weight-asian="normal" style:font-style-complex="italic" style:font-weight-complex="normal"/>
    </style:style>
    <style:style style:name="P16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17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0d4b4a" style:font-style-asian="normal" style:font-weight-asian="bold" style:font-style-complex="normal" style:font-weight-complex="bold"/>
    </style:style>
    <style:style style:name="P18" style:family="paragraph" style:parent-style-name="Table_20_Contents">
      <style:text-properties fo:font-style="normal" fo:font-weight="normal" officeooo:rsid="000f4978" officeooo:paragraph-rsid="000f4978" style:font-style-asian="normal" style:font-weight-asian="normal" style:font-style-complex="normal" style:font-weight-complex="normal"/>
    </style:style>
    <style:style style:name="P19" style:family="paragraph" style:parent-style-name="Table_20_Contents">
      <style:text-properties fo:font-style="normal" officeooo:rsid="0012038b" officeooo:paragraph-rsid="0012038b" style:font-style-asian="normal" style:font-style-complex="normal"/>
    </style:style>
    <style:style style:name="P20" style:family="paragraph" style:parent-style-name="Table_20_Contents">
      <style:text-properties officeooo:rsid="000f4978" officeooo:paragraph-rsid="000f4978"/>
    </style:style>
    <style:style style:name="P21" style:family="paragraph" style:parent-style-name="Table_20_Contents">
      <style:text-properties officeooo:rsid="00112094" officeooo:paragraph-rsid="00112094"/>
    </style:style>
    <style:style style:name="P22" style:family="paragraph" style:parent-style-name="Table_20_Contents">
      <style:text-properties style:text-rotation-angle="90" style:text-rotation-scale="line-height"/>
    </style:style>
    <style:style style:name="P23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24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25" style:family="paragraph" style:parent-style-name="Table_20_Contents">
      <style:text-properties officeooo:rsid="00121c67" officeooo:paragraph-rsid="00121c67" style:text-rotation-angle="90" style:text-rotation-scale="line-height"/>
    </style:style>
    <style:style style:name="P26" style:family="paragraph" style:parent-style-name="Table_20_Contents">
      <style:text-properties officeooo:rsid="0012038b" officeooo:paragraph-rsid="0012038b"/>
    </style:style>
    <style:style style:name="P27" style:family="paragraph" style:parent-style-name="Table_20_Contents">
      <style:text-properties officeooo:paragraph-rsid="00121c67"/>
    </style:style>
    <style:style style:name="P28" style:family="paragraph" style:parent-style-name="Table_20_Contents">
      <style:text-properties officeooo:rsid="00121c67" officeooo:paragraph-rsid="00121c67"/>
    </style:style>
    <style:style style:name="P29" style:family="paragraph" style:parent-style-name="Table_20_Contents">
      <style:paragraph-properties style:shadow="none"/>
    </style:style>
    <style:style style:name="P30" style:family="paragraph" style:parent-style-name="Megjegzés">
      <style:text-properties officeooo:paragraph-rsid="000f4978"/>
    </style:style>
    <style:style style:name="P31" style:family="paragraph" style:parent-style-name="Table">
      <style:text-properties officeooo:rsid="000d4b4a" officeooo:paragraph-rsid="000d4b4a"/>
    </style:style>
    <style:style style:name="P32" style:family="paragraph" style:parent-style-name="Standard">
      <style:text-properties officeooo:rsid="00237f12" officeooo:paragraph-rsid="00237f12"/>
    </style:style>
    <style:style style:name="P33" style:family="paragraph" style:parent-style-name="Heading_20_2">
      <style:text-properties officeooo:paragraph-rsid="001d1ec0"/>
    </style:style>
    <style:style style:name="P34" style:family="paragraph" style:parent-style-name="Heading_20_3">
      <style:text-properties officeooo:paragraph-rsid="000d39ee"/>
    </style:style>
    <style:style style:name="P35" style:family="paragraph" style:parent-style-name="Table_20_Contents">
      <style:text-properties officeooo:rsid="00223694" officeooo:paragraph-rsid="00223694"/>
    </style:style>
    <style:style style:name="P36" style:family="paragraph" style:parent-style-name="Table_20_Contents">
      <style:text-properties officeooo:paragraph-rsid="00121c67"/>
    </style:style>
    <style:style style:name="P37" style:family="paragraph" style:parent-style-name="Table_20_Contents">
      <style:text-properties officeooo:rsid="0023484a" officeooo:paragraph-rsid="0023484a"/>
    </style:style>
    <style:style style:name="P38" style:family="paragraph" style:parent-style-name="Table" style:master-page-name="">
      <style:paragraph-properties style:page-number="auto" fo:keep-with-next="always"/>
      <style:text-properties fo:font-weight="bold" officeooo:rsid="000f803a" officeooo:paragraph-rsid="000f803a" style:font-weight-asian="bold" style:font-weight-complex="bold"/>
    </style:style>
    <style:style style:name="P39" style:family="paragraph" style:parent-style-name="Table" style:master-page-name="">
      <style:paragraph-properties style:page-number="auto" fo:keep-with-next="always"/>
      <style:text-properties fo:font-weight="bold" officeooo:rsid="000f803a" officeooo:paragraph-rsid="00223694" style:font-weight-asian="bold" style:font-weight-complex="bold"/>
    </style:style>
    <style:style style:name="T1" style:family="text">
      <style:text-properties officeooo:rsid="000d4b4a"/>
    </style:style>
    <style:style style:name="T2" style:family="text">
      <style:text-properties officeooo:rsid="000f4978"/>
    </style:style>
    <style:style style:name="T3" style:family="text">
      <style:text-properties officeooo:rsid="000f803a"/>
    </style:style>
    <style:style style:name="T4" style:family="text">
      <style:text-properties officeooo:rsid="0012038b"/>
    </style:style>
    <style:style style:name="T5" style:family="text">
      <style:text-properties officeooo:rsid="00121c67"/>
    </style:style>
    <style:style style:name="T6" style:family="text">
      <style:text-properties officeooo:rsid="0014a3ca"/>
    </style:style>
    <style:style style:name="T7" style:family="text">
      <style:text-properties officeooo:rsid="0014d387"/>
    </style:style>
    <style:style style:name="T8" style:family="text">
      <style:text-properties officeooo:rsid="00178840"/>
    </style:style>
    <style:style style:name="T9" style:family="text">
      <style:text-properties officeooo:rsid="0017ec2b"/>
    </style:style>
    <style:style style:name="T10" style:family="text">
      <style:text-properties officeooo:rsid="001c9a38"/>
    </style:style>
    <style:style style:name="T11" style:family="text">
      <style:text-properties officeooo:rsid="001d1ec0"/>
    </style:style>
    <style:style style:name="T12" style:family="text">
      <style:text-properties officeooo:rsid="001e80d5"/>
    </style:style>
    <style:style style:name="T13" style:family="text">
      <style:text-properties officeooo:rsid="001fb7af"/>
    </style:style>
    <style:style style:name="T14" style:family="text">
      <style:text-properties officeooo:rsid="00212339"/>
    </style:style>
    <style:style style:name="T15" style:family="text">
      <style:text-properties officeooo:rsid="00223694"/>
    </style:style>
    <style:style style:name="T16" style:family="text">
      <style:text-properties officeooo:rsid="002348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View2</text:p>
      <text:p text:style-name="P3">A LanView2 egy hálózat monitorozó, és nyilvántartó rendszer. Mit is jelentene ez:</text:p>
      <text:p text:style-name="P4"><text:span text:style-name="T6">A</text:span> rendszer megkísérli a teljes hálózatot leképezni egy adatbázisban. Az adatbázis tartalmazza fizikai és logikai hálózati objektumokat, és ezek viszonyát. A logikai hálózati topológiát egyrészt feltérképezi, másrészt nyilvántartja a fizikai topológiát (patch panelek, fali csatlakozók fali kábelek, patch kábelek). Mivel a fizikai topológia felvétele nem automatizálható, viszont a hatékony hálózatfelügyelet szempontjából lényeges elem, a feltérképezett logikai, és a manuálisan rögzített fizikai topológia összevetése megkönnyíti a jelentős mennyiségű adatban a hibák felderítését, így a karbantarthatóságot, naprakészséget.</text:p>
      <text:p text:style-name="P5">A hálózat monitorozása:</text:p>
      <text:p text:style-name="P5">A rendszer nyilvántartja a hálózati szolgáltatásokat, és azok állapotát folyamatosan, ill. a kívánt rendszerességgel ellenőrzi. A szolgáltatás fogalma részben hasonló a NGIOS szolgáltatás fogalmához, ennek egyik következménye, hogy használható<text:span text:style-name="T7">ak</text:span> NGIOS <text:span text:style-name="T7">beépülő moduljai. Ezentúl a monitoring rendszer a terhelési adatokat is gyűjti, aminek a mintája a MUNIN rendszer, és természetesen a MUNIN beépülő moduljai is használhatóak.</text:span></text:p>
      <text:p text:style-name="P5">Az szolgáltatás fogalma jelentősen ki lett terjesztve, nem csak a hálózati szolgáltatásokat jelenti, hanem a monitorozással kapcsolatos tevékenységeket, tevékenység csoportokat, vagy azzal kapcsolatos tulajdonságokat, ill. a monitorozás eredményétől függő tevékenységeket.</text:p>
      <text:p text:style-name="P9">Természetesen a rendszer nem csak az aktuális állapotot, de annak változásait is rögzíti, lehetővé téve az események visszakövetését. Mivel hibátlan program nem létezik, a hibák felderíthetőségét <text:span text:style-name="T11">segítendő</text:span> a programhibák is <text:span text:style-name="T11">a</text:span> paraméterükkel a adatbázis hibanaplóiban rögzítésre kerülnek.</text:p>
      <text:p text:style-name="P6">Az IndAlarm:</text:p>
      <text:p text:style-name="P6">A hálózat állapotáról összegyűjtött adatok lehetőséget biztosítanak arra, hogy a rendszer <text:span text:style-name="T8">vagyonvédelmi jelzőrendszerként is funkcionáljon.</text:span></text:p>
      <text:p text:style-name="P7">Kiegészítő hardver elemek nélkül a rendszer képes detektálni a folyamatosan a hálózatra kapcsolt <text:span text:style-name="T11">aktív </text:span>elemek esetleges eltulajdonítását. <text:span text:style-name="T9">En</text:span>nek feltétele mindössze <text:span text:style-name="T9">annyi</text:span>, hogy az eszköz egy <text:span text:style-name="T9">menedzselhető switch-re csatlakozzon, és folyamatos legyen az áramellátása. Ez folyamatos üzemű eszközök esetén, és a legtöbb nem áramtalanított asztali számítógép esetén adott.</text:span></text:p>
      <text:p text:style-name="P8">A rendszer költséghatékonyan kiegészíthető olyan hardver elemekkel (interfész + szenzor), melyek segítségével a vagyonvédelembe bevonhatóak <text:span text:style-name="T11">(a hálózat szempontjából)</text:span> passzív eszközök is, pl. monitorok, projektorok, távszabályzók, stb.. Jelenleg egy ilyen eszköz lett kifejlesztve, ami RS485 buszon kommunikál a rendszerrel. Az RS485 gatway eszköz (lehet egy PC, vagy cél eszköz is) egy RS485 buszára kb. 16 interfész köthető, és egy interfész maximum 16 szenzort kezelhet. <text:span text:style-name="T10">Szenzoronként egy eszköz védelme valósítható meg.</text:span></text:p>
      <text:p text:style-name="P8">A riasztási rendszer:</text:p>
      <text:p text:style-name="P10">A vagyonvédelmi vonatkozások miatt a riasztási rendszert jelentősen ki kellet bővíteni pl. a NAGIOS rendszerhez képest.</text:p>
      <text:p text:style-name="P10"><text:soft-page-break/>Egyrészt megmaradnak a NAGIOS-hoz hasonló riasztások.</text:p>
      <text:p text:style-name="P10">Másrészt a vagyonvédelmi funkciók miatt szükség van a riasztások kategorizálására, ill. a diszpécseri terminálok szerinti, <text:span text:style-name="T11">és egyébb szempontok szerinti</text:span> szűrésére. Ezen felül a rendszer biztosít egy on-line felületet a vagyonvédelem szempontjából releváns riasztások kezelésére, <text:span text:style-name="T11">és nyugtázására. A rendszer természetesen naplózza a riasztásokat, és azok kezelését.</text:span></text:p>
      <text:p text:style-name="P10">Felhasználók:</text:p>
      <text:p text:style-name="P10">Teljes körű felhasználói nyilvántartás nem része a rendszernek. Csak a rendszer kezelése, jogosultságok, a riasztásokkal kapcsolatos tevékenységek szempontjából releváns információkat tartja nyilván, ill. kezeli a rendszer.</text:p>
      <text:h text:style-name="P33" text:outline-level="2">Mi az amit a LanView2 mint nyilvántartó rendszer kezel a nyilvántartott objektumok, ill. adattáblák oldaláról.</text:h>
      <text:p text:style-name="Text_20_body"><text:span text:style-name="T11">A következőkben kicsit részletesebben vázolom az adatbázisban nyilvántartott fontosabb fizikai és logikai objektumokat. A rendszer PostgreSQL adatbázist használ, annak több egyedi (nem szabvány SQL) funkcióját aktívan kihasználva, így pl az objektum orientáltságot, azt API szinten kiegészítve,</text:span></text:p>
      <text:p text:style-name="P30">Megjegyzés: <text:span text:style-name="T1">Az adattáblák leírásában a vastagbetűs nevek egyedi azonosítót jelentenek, az elsődleges kulcsok vastag betűsek, és aláhúzottak. Egyéb összetett kulcsok nincsenek jelölve. Az opcionális mezők dőlt betűsek. A mező nevek nem tartalmaznak szóközt, és mindig kisbetűsek. Adat típusoknál az SQL típusokat adom meg, ill. a rendszer API szinten használ egy un. set típust, amit egy enumerációs tömb reprezentál. és megfelel a MySQL set típusának. </text:span></text:p>
      <text:h text:style-name="P34" text:outline-level="3">Helyek, helyiségek (places)</text:h>
      <text:p text:style-name="P1">Fizikai helyeket épületeket, helyiségeket reprezentál. Gyakorlatilag egy fa szerkezetet definiál. Egy helyiséghez tartozhat egy térkép, és/vagy egy koordináta sorozat <text:span text:style-name="T12">(polygon)</text:span>, ami definiálja a <text:span text:style-name="T12">helyét</text:span> (valamelyik) szülőhöz hozzárendelt térképen:</text:p>
      <text:p text:style-name="P31">place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7">place_id</text:p>
          </table:table-cell>
          <table:table-cell table:style-name="Táblázat1.A1" office:value-type="string">
            <text:p text:style-name="P11"><text:span text:style-name="T3">b</text:span>igint</text:p>
          </table:table-cell>
          <table:table-cell table:style-name="Táblázat1.C1" office:value-type="string">
            <text:p text:style-name="P11">Egyedi azonosító</text:p>
          </table:table-cell>
        </table:table-row>
        <table:table-row>
          <table:table-cell table:style-name="Táblázat1.A2" office:value-type="string">
            <text:p text:style-name="P12">place_name</text:p>
          </table:table-cell>
          <table:table-cell table:style-name="Táblázat1.A2" office:value-type="string">
            <text:p text:style-name="P11"><text:span text:style-name="T3">t</text:span>ext</text:p>
          </table:table-cell>
          <table:table-cell table:style-name="Táblázat1.C2" office:value-type="string">
            <text:p text:style-name="P11">Helyiség neve</text:p>
          </table:table-cell>
        </table:table-row>
        <table:table-row>
          <table:table-cell table:style-name="Táblázat1.A2" office:value-type="string">
            <text:p text:style-name="P14">place_note</text:p>
          </table:table-cell>
          <table:table-cell table:style-name="Táblázat1.A2" office:value-type="string">
            <text:p text:style-name="P20"><text:span text:style-name="T3">t</text:span>ext</text:p>
          </table:table-cell>
          <table:table-cell table:style-name="Táblázat1.C2" office:value-type="string">
            <text:p text:style-name="P20">Megjegyzés</text:p>
          </table:table-cell>
        </table:table-row>
        <table:table-row>
          <table:table-cell table:style-name="Táblázat1.A2" office:value-type="string">
            <text:p text:style-name="P18">place_type</text:p>
          </table:table-cell>
          <table:table-cell table:style-name="Táblázat1.A2" office:value-type="string">
            <text:p text:style-name="P20"><text:span text:style-name="T3">e</text:span>num(root,unknown,real)</text:p>
          </table:table-cell>
          <table:table-cell table:style-name="Táblázat1.C2" office:value-type="string">
            <text:p text:style-name="P20">Típus</text:p>
          </table:table-cell>
        </table:table-row>
        <table:table-row>
          <table:table-cell table:style-name="Táblázat1.A2" office:value-type="string">
            <text:p text:style-name="P15">parent_id</text:p>
          </table:table-cell>
          <table:table-cell table:style-name="Táblázat1.A2" office:value-type="string">
            <text:p text:style-name="P20"><text:span text:style-name="T3">b</text:span>igint</text:p>
          </table:table-cell>
          <table:table-cell table:style-name="Táblázat1.C2" office:value-type="string">
            <text:p text:style-name="P20">A szülőre mutató kulcs (place_id)</text:p>
          </table:table-cell>
        </table:table-row>
        <table:table-row>
          <table:table-cell table:style-name="Táblázat1.A2" office:value-type="string">
            <text:p text:style-name="P15">image_id</text:p>
          </table:table-cell>
          <table:table-cell table:style-name="Táblázat1.A2" office:value-type="string">
            <text:p text:style-name="P20"><text:span text:style-name="T3">b</text:span>igint</text:p>
          </table:table-cell>
          <table:table-cell table:style-name="Táblázat1.C2" office:value-type="string">
            <text:p text:style-name="P20">Az opcionális térképre mutató kulcs</text:p>
          </table:table-cell>
        </table:table-row>
        <table:table-row>
          <table:table-cell table:style-name="Táblázat1.A2" office:value-type="string">
            <text:p text:style-name="P15">frame</text:p>
          </table:table-cell>
          <table:table-cell table:style-name="Táblázat1.A2" office:value-type="string">
            <text:p text:style-name="P20"><text:span text:style-name="T3">p</text:span>oligon</text:p>
          </table:table-cell>
          <table:table-cell table:style-name="Táblázat1.C2" office:value-type="string">
            <text:p text:style-name="P20">Valamelyik szülő<text:span text:style-name="T13">höz rendelt</text:span> térképén a helyiség elhelyezkedését definiálja</text:p>
          </table:table-cell>
        </table:table-row>
        <table:table-row>
          <table:table-cell table:style-name="Táblázat1.A2" office:value-type="string">
            <text:p text:style-name="P15"><text:span text:style-name="T3">t</text:span>el</text:p>
          </table:table-cell>
          <table:table-cell table:style-name="Táblázat1.A2" office:value-type="string">
            <text:p text:style-name="P20"><text:span text:style-name="T3">t</text:span>ext tömb</text:p>
          </table:table-cell>
          <table:table-cell table:style-name="Táblázat1.C2" office:value-type="string">
            <text:p text:style-name="P20">Telefonszámok, <text:span text:style-name="T13">a helyiségben</text:span></text:p>
          </table:table-cell>
        </table:table-row>
      </table:table>
      <text:p text:style-name="P32"/>
      <text:p text:style-name="P32">A helyiség objektumok csoportokba rendezhetők (place_groups), amin keresztül megvalósítható vagyonvédelmi szempontból a megfigyelt terület zónákra bontása akkor is, ha ennek megvalósításához a helyiségek hierarchiája nem elegendő.</text:p>
      <text:p text:style-name="P32">Ugyancsak vagyonvédelmi szempontból jelentős, hogy a helyiségekhez hozzárendelhetőek felhasználók is, ezzel megkönnyítve a szükséges intézkedéseket.</text:p>
      <text:h text:style-name="P34" text:outline-level="3"><text:soft-page-break/>Eszközök, <text:span text:style-name="T2">hálózati csomópontok</text:span> (patchs, nodes, snmpdevices)</text:h>
      <text:p text:style-name="P1">Az eszközök összesen <text:span text:style-name="T2">3</text:span> csoportba lettek osztva, ezek az adatbázisban öröklési viszonyban állnak egymással. </text:p>
      <text:p text:style-name="P1">A legegyszerűbb elem a patch panel vagy fali csatlakozó.</text:p>
      <text:p text:style-name="P1">A nodes a patchs-ból öröklődik. <text:span text:style-name="T2">Lényeges különbség a </text:span>patch-tól, <text:span text:style-name="T2">hogy</text:span> van <text:span text:style-name="T3">(lehet)</text:span> <text:span text:style-name="T2">állapota, ill</text:span>. <text:span text:style-name="T3">a hozzárendelhető portok típusa bővebb.</text:span></text:p>
      <text:p text:style-name="P1">A legbővebb elem pedig az snmpdevices, ami egy olyan <text:span text:style-name="T13">aktív</text:span> <text:span text:style-name="T3">hálózati elem</text:span>, ami <text:span text:style-name="T3">az</text:span> <text:s/>SNMP <text:span text:style-name="T3">protokollal</text:span> lekérdezhető, és a tábla ehhez tartalmaz néhány plusz információt.</text:p>
      <text:p text:style-name="P38">patchs &lt; nodes &lt; snmpdevices</text:p>
      <table:table table:name="Táblázat2" table:style-name="Táblázat2">
        <table:table-column table:style-name="Táblázat2.A" table:number-columns-repeated="2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table:number-rows-spanned="6" office:value-type="string">
            <text:p text:style-name="P22">patchs</text:p>
          </table:table-cell>
          <table:table-cell table:style-name="Táblázat2.B1" table:number-rows-spanned="7" office:value-type="string">
            <text:p text:style-name="P23">nodes</text:p>
          </table:table-cell>
          <table:table-cell table:style-name="Táblázat2.C1" table:number-rows-spanned="19" office:value-type="string">
            <text:p text:style-name="P24">snmpdevices</text:p>
          </table:table-cell>
          <table:table-cell table:style-name="Táblázat2.D1" office:value-type="string">
            <text:p text:style-name="Table_20_Contents">node_id</text:p>
          </table:table-cell>
          <table:table-cell table:style-name="Táblázat2.E1" office:value-type="string">
            <text:p text:style-name="Table_20_Contents">bigint</text:p>
          </table:table-cell>
          <table:table-cell table:style-name="Táblázat2.F1" office:value-type="string">
            <text:p text:style-name="Table_20_Contents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2.D2" office:value-type="string">
            <text:p text:style-name="Table_20_Contents">node_name</text:p>
          </table:table-cell>
          <table:table-cell table:style-name="Táblázat2.E2" office:value-type="string">
            <text:p text:style-name="Table_20_Contents">text</text:p>
          </table:table-cell>
          <table:table-cell table:style-name="Táblázat2.F2" office:value-type="string">
            <text:p text:style-name="Table_20_Contents">Név</text:p>
          </table:table-cell>
        </table:table-row>
        <table:table-row>
          <table:covered-table-cell/>
          <table:covered-table-cell/>
          <table:covered-table-cell/>
          <table:table-cell table:style-name="Táblázat2.D3" office:value-type="string">
            <text:p text:style-name="Table_20_Contents">node_note</text:p>
          </table:table-cell>
          <table:table-cell table:style-name="Táblázat2.E3" office:value-type="string">
            <text:p text:style-name="Table_20_Contents">text</text:p>
          </table:table-cell>
          <table:table-cell table:style-name="Táblázat2.F3" office:value-type="string">
            <text:p text:style-name="Table_20_Contents">Megjegyzés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Table_20_Contents">place_id</text:p>
          </table:table-cell>
          <table:table-cell table:style-name="Táblázat2.E4" office:value-type="string">
            <text:p text:style-name="Table_20_Contents">bigint</text:p>
          </table:table-cell>
          <table:table-cell table:style-name="Táblázat2.F4" office:value-type="string">
            <text:p text:style-name="Table_20_Contents">Kulcs az eszköz helyére.</text:p>
          </table:table-cell>
        </table:table-row>
        <table:table-row>
          <table:covered-table-cell/>
          <table:covered-table-cell/>
          <table:covered-table-cell/>
          <table:table-cell table:style-name="Táblázat2.D5" office:value-type="string">
            <text:p text:style-name="Table_20_Contents">features</text:p>
          </table:table-cell>
          <table:table-cell table:style-name="Táblázat2.E5" office:value-type="string">
            <text:p text:style-name="Table_20_Contents">text</text:p>
          </table:table-cell>
          <table:table-cell table:style-name="Táblázat2.F5" office:value-type="string">
            <text:p text:style-name="Table_20_Contents">Egyébb paraméterek</text:p>
          </table:table-cell>
        </table:table-row>
        <table:table-row>
          <table:covered-table-cell/>
          <table:covered-table-cell/>
          <table:covered-table-cell/>
          <table:table-cell table:style-name="Táblázat2.D6" office:value-type="string">
            <text:p text:style-name="Table_20_Contents">deleted</text:p>
          </table:table-cell>
          <table:table-cell table:style-name="Táblázat2.E6" office:value-type="string">
            <text:p text:style-name="Table_20_Contents">boolean</text:p>
          </table:table-cell>
          <table:table-cell table:style-name="Táblázat2.F6" office:value-type="string">
            <text:p text:style-name="Table_20_Contents">Törölve (nem használlt)</text:p>
          </table:table-cell>
        </table:table-row>
        <table:table-row>
          <table:table-cell table:style-name="Táblázat2.A19" table:number-rows-spanned="13" office:value-type="string">
            <text:p text:style-name="Table_20_Contents"/>
          </table:table-cell>
          <table:covered-table-cell/>
          <table:covered-table-cell/>
          <table:table-cell table:style-name="Táblázat2.D7" office:value-type="string">
            <text:p text:style-name="P21">node_stat</text:p>
          </table:table-cell>
          <table:table-cell table:style-name="Táblázat2.E7" office:value-type="string">
            <text:p text:style-name="P21">enum()</text:p>
          </table:table-cell>
          <table:table-cell table:style-name="Táblázat2.F7" office:value-type="string">
            <text:p text:style-name="P21">Állapot</text:p>
          </table:table-cell>
        </table:table-row>
        <table:table-row>
          <table:covered-table-cell/>
          <table:table-cell table:style-name="Táblázat2.B8" table:number-rows-spanned="12" office:value-type="string">
            <text:p text:style-name="P29"/>
          </table:table-cell>
          <table:covered-table-cell/>
          <table:table-cell table:style-name="Táblázat2.D8" office:value-type="string">
            <text:p text:style-name="P21">node_type</text:p>
          </table:table-cell>
          <table:table-cell table:style-name="Táblázat2.E8" office:value-type="string">
            <text:p text:style-name="P21">set()</text:p>
          </table:table-cell>
          <table:table-cell table:style-name="Táblázat2.F8" office:value-type="string">
            <text:p text:style-name="P21">Típus</text:p>
          </table:table-cell>
        </table:table-row>
        <table:table-row>
          <table:covered-table-cell/>
          <table:covered-table-cell/>
          <table:covered-table-cell/>
          <table:table-cell table:style-name="Táblázat2.D9" office:value-type="string">
            <text:p text:style-name="P26">community_rd</text:p>
          </table:table-cell>
          <table:table-cell table:style-name="Táblázat2.E9" office:value-type="string">
            <text:p text:style-name="P26">text</text:p>
          </table:table-cell>
          <table:table-cell table:style-name="Táblázat2.F9" office:value-type="string">
            <text:p text:style-name="P26">SNMP read community</text:p>
          </table:table-cell>
        </table:table-row>
        <table:table-row>
          <table:covered-table-cell/>
          <table:covered-table-cell/>
          <table:covered-table-cell/>
          <table:table-cell table:style-name="Táblázat2.D10" office:value-type="string">
            <text:p text:style-name="P16">communitx_wr</text:p>
          </table:table-cell>
          <table:table-cell table:style-name="Táblázat2.E10" office:value-type="string">
            <text:p text:style-name="P26">text</text:p>
          </table:table-cell>
          <table:table-cell table:style-name="Táblázat2.F10" office:value-type="string">
            <text:p text:style-name="P26">SNMP write community</text:p>
          </table:table-cell>
        </table:table-row>
        <table:table-row>
          <table:covered-table-cell/>
          <table:covered-table-cell/>
          <table:covered-table-cell/>
          <table:table-cell table:style-name="Táblázat2.D11" office:value-type="string">
            <text:p text:style-name="P19">snmp_ver</text:p>
          </table:table-cell>
          <table:table-cell table:style-name="Táblázat2.E11" office:value-type="string">
            <text:p text:style-name="P26">enum(1,2c)</text:p>
          </table:table-cell>
          <table:table-cell table:style-name="Táblázat2.F11" office:value-type="string">
            <text:p text:style-name="P26">SNMP verzió</text:p>
          </table:table-cell>
        </table:table-row>
        <table:table-row>
          <table:covered-table-cell/>
          <table:covered-table-cell/>
          <table:covered-table-cell/>
          <table:table-cell table:style-name="Táblázat2.D12" office:value-type="string">
            <text:p text:style-name="P19">sysdescr</text:p>
          </table:table-cell>
          <table:table-cell table:style-name="Táblázat2.E12" office:value-type="string">
            <text:p text:style-name="P26">text</text:p>
          </table:table-cell>
          <table:table-cell table:style-name="Táblázat2.F12" office:value-type="string">
            <text:p text:style-name="P26"/>
          </table:table-cell>
        </table:table-row>
        <table:table-row>
          <table:covered-table-cell/>
          <table:covered-table-cell/>
          <table:covered-table-cell/>
          <table:table-cell table:style-name="Táblázat2.D13" office:value-type="string">
            <text:p text:style-name="P19">sysobjectid</text:p>
          </table:table-cell>
          <table:table-cell table:style-name="Táblázat2.E13" office:value-type="string">
            <text:p text:style-name="P26">text</text:p>
          </table:table-cell>
          <table:table-cell table:style-name="Táblázat2.F13" office:value-type="string">
            <text:p text:style-name="P26"/>
          </table:table-cell>
        </table:table-row>
        <table:table-row>
          <table:covered-table-cell/>
          <table:covered-table-cell/>
          <table:covered-table-cell/>
          <table:table-cell table:style-name="Táblázat2.D14" office:value-type="string">
            <text:p text:style-name="P19">sysuptime</text:p>
          </table:table-cell>
          <table:table-cell table:style-name="Táblázat2.E14" office:value-type="string">
            <text:p text:style-name="P26">bigint</text:p>
          </table:table-cell>
          <table:table-cell table:style-name="Táblázat2.F14" office:value-type="string">
            <text:p text:style-name="P26"/>
          </table:table-cell>
        </table:table-row>
        <table:table-row>
          <table:covered-table-cell/>
          <table:covered-table-cell/>
          <table:covered-table-cell/>
          <table:table-cell table:style-name="Táblázat2.D15" office:value-type="string">
            <text:p text:style-name="P19">syscontact</text:p>
          </table:table-cell>
          <table:table-cell table:style-name="Táblázat2.E15" office:value-type="string">
            <text:p text:style-name="P26">text</text:p>
          </table:table-cell>
          <table:table-cell table:style-name="Táblázat2.F15" office:value-type="string">
            <text:p text:style-name="P26"/>
          </table:table-cell>
        </table:table-row>
        <table:table-row>
          <table:covered-table-cell/>
          <table:covered-table-cell/>
          <table:covered-table-cell/>
          <table:table-cell table:style-name="Táblázat2.D16" office:value-type="string">
            <text:p text:style-name="P19">sysname</text:p>
          </table:table-cell>
          <table:table-cell table:style-name="Táblázat2.E16" office:value-type="string">
            <text:p text:style-name="P26">text</text:p>
          </table:table-cell>
          <table:table-cell table:style-name="Táblázat2.F16" office:value-type="string">
            <text:p text:style-name="P26"/>
          </table:table-cell>
        </table:table-row>
        <table:table-row>
          <table:covered-table-cell/>
          <table:covered-table-cell/>
          <table:covered-table-cell/>
          <table:table-cell table:style-name="Táblázat2.D17" office:value-type="string">
            <text:p text:style-name="P19">syslocation</text:p>
          </table:table-cell>
          <table:table-cell table:style-name="Táblázat2.E17" office:value-type="string">
            <text:p text:style-name="P26">text</text:p>
          </table:table-cell>
          <table:table-cell table:style-name="Táblázat2.F17" office:value-type="string">
            <text:p text:style-name="P26"/>
          </table:table-cell>
        </table:table-row>
        <table:table-row>
          <table:covered-table-cell/>
          <table:covered-table-cell/>
          <table:covered-table-cell/>
          <table:table-cell table:style-name="Táblázat2.D18" office:value-type="string">
            <text:p text:style-name="P19">sysservices</text:p>
          </table:table-cell>
          <table:table-cell table:style-name="Táblázat2.E18" office:value-type="string">
            <text:p text:style-name="P26">smallint</text:p>
          </table:table-cell>
          <table:table-cell table:style-name="Táblázat2.F18" office:value-type="string">
            <text:p text:style-name="P26"/>
          </table:table-cell>
        </table:table-row>
        <table:table-row>
          <table:covered-table-cell/>
          <table:covered-table-cell/>
          <table:covered-table-cell/>
          <table:table-cell table:style-name="Táblázat2.D19" office:value-type="string">
            <text:p text:style-name="P19">vendorname</text:p>
          </table:table-cell>
          <table:table-cell table:style-name="Táblázat2.E19" office:value-type="string">
            <text:p text:style-name="P26">text</text:p>
          </table:table-cell>
          <table:table-cell table:style-name="Táblázat2.F19" office:value-type="string">
            <text:p text:style-name="P26"/>
          </table:table-cell>
        </table:table-row>
      </table:table>
      <text:h text:style-name="Heading_20_4" text:outline-level="4">Portok (<text:span text:style-name="T4">n</text:span>ports, <text:span text:style-name="T4">p</text:span>ports, interafces)</text:h>
      <text:p text:style-name="P2">A hálózati elemek részét képezik a port típusú objektumok:</text:p>
      <text:p text:style-name="P1">Az ős itt nports, a pass<text:span text:style-name="T4">z</text:span>ív port. Mindegyik porthoz tartozik egy port típus leíró (iftypes tábla) egy sorszám mező, ami az nports esetén opcionális (lehet NULL, <text:span text:style-name="T4">de ha nem NULL, akkor azonos hálozati elemenként egyedi</text:span>).</text:p>
      <text:p text:style-name="P1">A pports a <text:span text:style-name="T13">Patch-panelek</text:span> és falicsatlakozók portjait reprezentálja, az nports-ból öröklődik. Itt a sorszám mező egyedi és kötelező <text:span text:style-name="T13">(panelenként, vagy csatlakozonként)</text:span>, valamint a helyet kaptak a megosztásokra vonatkozó információk. (Sajnos a főiskolán nagyon sok helyen kényszerültem a kábelek megosztására, és szinte az összes lehetséges módszer alkalmazva van.). <text:span text:style-name="T13">Patch (pports) portot csak a patch panelhez ill. fali csatlakozóhoz rendelhetünk, ill. patch panelhez és fali csatlakozóhoz csak patch port rendelhető.</text:span></text:p>
      <text:p text:style-name="P1">Az interfaces az aktív portokat reprezentálja. Van állapotuk, és nem kötelező fizikai címük (MAC). További információt tartalmaznak dualface portok, és TRUNK-ök leírására. <text:span text:style-name="T14">Az interfészhez rendelhető IP cím, ill. ipaddress objektum, ami nem feltétlenül jelent egy konkrét ip címet, lévén az </text:span><text:soft-page-break/><text:span text:style-name="T14">bizonyos esetekben változhat.</text:span></text:p>
      <text:p text:style-name="P39"><text:span text:style-name="T15">nports</text:span> &lt; <text:span text:style-name="T15">pports; nports</text:span> &lt; <text:span text:style-name="T15">interface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table:number-rows-spanned="10" office:value-type="string">
            <text:p text:style-name="P25">ppoets</text:p>
          </table:table-cell>
          <table:table-cell table:style-name="Táblázat3.B1" table:number-rows-spanned="8" office:value-type="string">
            <text:p text:style-name="P25">nports</text:p>
          </table:table-cell>
          <table:table-cell table:style-name="Táblázat3.C1" table:number-rows-spanned="8" office:value-type="string">
            <text:p text:style-name="P25">interfaces</text:p>
          </table:table-cell>
          <table:table-cell table:style-name="Táblázat3.D1" office:value-type="string">
            <text:p text:style-name="P13"><text:span text:style-name="T5">port</text:span>_id</text:p>
          </table:table-cell>
          <table:table-cell table:style-name="Táblázat3.E1" office:value-type="string">
            <text:p text:style-name="P27">bigint</text:p>
          </table:table-cell>
          <table:table-cell table:style-name="Táblázat3.F1" office:value-type="string">
            <text:p text:style-name="P27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3.D2" office:value-type="string">
            <text:p text:style-name="P28">port_name</text:p>
          </table:table-cell>
          <table:table-cell table:style-name="Táblázat3.E2" office:value-type="string">
            <text:p text:style-name="P28">text</text:p>
          </table:table-cell>
          <table:table-cell table:style-name="Táblázat3.F2" office:value-type="string">
            <text:p text:style-name="P28">Hálózati elemenként egyedi név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8">port_note</text:p>
          </table:table-cell>
          <table:table-cell table:style-name="Táblázat3.E15" office:value-type="string">
            <text:p text:style-name="P28">text</text:p>
          </table:table-cell>
          <table:table-cell table:style-name="Táblázat3.F15" office:value-type="string">
            <text:p text:style-name="P28">Megjegyzés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8">port_tag</text:p>
          </table:table-cell>
          <table:table-cell table:style-name="Táblázat3.E15" office:value-type="string">
            <text:p text:style-name="P28">text</text:p>
          </table:table-cell>
          <table:table-cell table:style-name="Táblázat3.F15" office:value-type="string">
            <text:p text:style-name="P28">Felirat egyéb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8">iftype_id</text:p>
          </table:table-cell>
          <table:table-cell table:style-name="Táblázat3.E15" office:value-type="string">
            <text:p text:style-name="P28">bigint</text:p>
          </table:table-cell>
          <table:table-cell table:style-name="Táblázat3.F15" office:value-type="string">
            <text:p text:style-name="P28">A port típusleíró rekordra mutató kulcs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8">port_index</text:p>
          </table:table-cell>
          <table:table-cell table:style-name="Táblázat3.E15" office:value-type="string">
            <text:p text:style-name="P28">integer</text:p>
          </table:table-cell>
          <table:table-cell table:style-name="Táblázat3.F15" office:value-type="string">
            <text:p text:style-name="P37">Index, sorszám, vagy SNMP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8">deleted</text:p>
          </table:table-cell>
          <table:table-cell table:style-name="Táblázat3.E15" office:value-type="string">
            <text:p text:style-name="P28">boolean</text:p>
          </table:table-cell>
          <table:table-cell table:style-name="Táblázat3.F15" office:value-type="string">
            <text:p text:style-name="P28">Ha értéke igaz, akkor logikailag törölt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28">touch</text:p>
          </table:table-cell>
          <table:table-cell table:style-name="Táblázat3.E15" office:value-type="string">
            <text:p text:style-name="P28">boolean</text:p>
          </table:table-cell>
          <table:table-cell table:style-name="Táblázat3.F15" office:value-type="string">
            <text:p text:style-name="P28">technikai okokb<text:span text:style-name="T14">ó</text:span>l felvett járulékos jelző.</text:p>
          </table:table-cell>
        </table:table-row>
        <table:table-row>
          <table:covered-table-cell/>
          <table:table-cell table:style-name="Táblázat3.B15" table:number-rows-spanned="7" office:value-type="string">
            <text:p text:style-name="P27"/>
          </table:table-cell>
          <table:table-cell table:style-name="Táblázat3.C10" table:number-rows-spanned="2" office:value-type="string">
            <text:p text:style-name="P27"/>
          </table:table-cell>
          <table:table-cell table:style-name="Táblázat3.D15" office:value-type="string">
            <text:p text:style-name="P35">shared_cable</text:p>
          </table:table-cell>
          <table:table-cell table:style-name="Táblázat3.E15" office:value-type="string">
            <text:p text:style-name="P35">enum()</text:p>
          </table:table-cell>
          <table:table-cell table:style-name="Táblázat3.F15" office:value-type="string">
            <text:p text:style-name="P35">Hátlapi megosztás típu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shared_port_id</text:p>
          </table:table-cell>
          <table:table-cell table:style-name="Táblázat3.E15" office:value-type="string">
            <text:p text:style-name="P35">bigint</text:p>
          </table:table-cell>
          <table:table-cell table:style-name="Táblázat3.F15" office:value-type="string">
            <text:p text:style-name="P35">A közös kábelen osztoró portok közül az elsőre mutató kulcs.</text:p>
          </table:table-cell>
        </table:table-row>
        <table:table-row>
          <table:table-cell table:style-name="Táblázat3.A15" table:number-rows-spanned="5" office:value-type="string">
            <text:p text:style-name="P27"/>
          </table:table-cell>
          <table:covered-table-cell/>
          <table:table-cell table:style-name="Táblázat3.C11" table:number-rows-spanned="5" office:value-type="string">
            <text:p text:style-name="P27"/>
          </table:table-cell>
          <table:table-cell table:style-name="Táblázat3.D15" office:value-type="string">
            <text:p text:style-name="P35">hwaddress</text:p>
          </table:table-cell>
          <table:table-cell table:style-name="Táblázat3.E15" office:value-type="string">
            <text:p text:style-name="P35">mac</text:p>
          </table:table-cell>
          <table:table-cell table:style-name="Táblázat3.F15" office:value-type="string">
            <text:p text:style-name="P35">MAC cím (opcionális)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port_ostat</text:p>
          </table:table-cell>
          <table:table-cell table:style-name="Táblázat3.E15" office:value-type="string">
            <text:p text:style-name="P35">enum</text:p>
          </table:table-cell>
          <table:table-cell table:style-name="Táblázat3.F15" office:value-type="string">
            <text:p text:style-name="P35">port állapot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port_astat</text:p>
          </table:table-cell>
          <table:table-cell table:style-name="Táblázat3.E15" office:value-type="string">
            <text:p text:style-name="P35">enum</text:p>
          </table:table-cell>
          <table:table-cell table:style-name="Táblázat3.F15" office:value-type="string">
            <text:p text:style-name="P35">port beállítá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port_staple_id</text:p>
          </table:table-cell>
          <table:table-cell table:style-name="Táblázat3.E15" office:value-type="string">
            <text:p text:style-name="P35">bigint</text:p>
          </table:table-cell>
          <table:table-cell table:style-name="Táblázat3.F15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35">dualface_type</text:p>
          </table:table-cell>
          <table:table-cell table:style-name="Táblázat3.E15" office:value-type="string">
            <text:p text:style-name="P35">bigint</text:p>
          </table:table-cell>
          <table:table-cell table:style-name="Táblázat3.F15" office:value-type="string">
            <text:p text:style-name="P35"/>
          </table:table-cell>
        </table:table-row>
      </table:table>
      <text:h text:style-name="Heading_20_4" text:outline-level="4">IP címek</text:h>
      <text:h text:style-name="Heading_20_4" text:outline-level="4">VLAN-ok <text:span text:style-name="T16">és </text:span>szubnetek</text:h>
      <text:h text:style-name="Heading_20_3" text:outline-level="3">Cím táblák</text:h>
      <text:h text:style-name="Heading_20_3" text:outline-level="3">Topológiai adatok</text:h>
      <text:h text:style-name="Heading_20_3" text:outline-level="3">Felhasználói adatok</text:h>
      <text:h text:style-name="Heading_20_3" text:outline-level="3">Szolgáltatások, a lekérdező rendszer</text:h>
      <text:h text:style-name="Heading_20_3" text:outline-level="3">Riasztások, a riasztási rendsz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egjegzés" style:family="paragraph" style:parent-style-name="First_20_line_20_indent" style:master-page-name="">
      <style:paragraph-properties fo:margin-left="2cm" fo:margin-right="0cm" fo:text-indent="-2cm" style:auto-text-indent="false" style:page-number="auto">
        <style:tab-stops/>
      </style:paragraph-properties>
      <style:text-properties fo:font-size="10.5pt" fo:font-style="italic" style:font-size-asian="10.5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08:28.175350477</meta:creation-date>
    <dc:date>2015-09-27T13:07:52.255129236</dc:date>
    <meta:editing-duration>PT1H59M8S</meta:editing-duration>
    <meta:editing-cycles>15</meta:editing-cycles>
    <meta:generator>LibreOffice/4.2.8.2$Linux_X86_64 LibreOffice_project/420m0$Build-2</meta:generator>
    <meta:document-statistic meta:table-count="3" meta:image-count="0" meta:object-count="0" meta:page-count="4" meta:paragraph-count="166" meta:word-count="1086" meta:character-count="8354" meta:non-whitespace-character-count="7431"/>
  </office:meta>
</office:document-meta>
</file>